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rSpecialCharTest.test_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.test_3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.test_9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.test_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.test_1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.test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.test_4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.test_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.test_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.test_3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.test_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.test_1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.test_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